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1.531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 style:data-style-name="N108">
      <style:table-cell-properties fo:background-color="#b3b3b3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e6e6e6" style:diagonal-bl-tr="0.002cm solid #000000" style:diagonal-tl-br="0.002cm solid #000000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4" style:family="table-cell" style:parent-style-name="Default" style:data-style-name="N2">
      <style:table-cell-properties style:text-align-source="value-type" style:repeat-content="false" style:vertical-align="middle"/>
      <style:paragraph-properties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3" table:default-cell-style-name="ce5"/>
        <table:table-column table:style-name="co3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7"/>
        <table:table-column table:style-name="co9" table:default-cell-style-name="ce20"/>
        <table:table-column table:style-name="co10" table:number-columns-repeated="3" table:default-cell-style-name="ce23"/>
        <table:table-column table:style-name="co11" table:number-columns-repeated="2" table:default-cell-style-name="ce24"/>
        <table:table-row table:style-name="ro3">
          <table:table-cell table:style-name="ce1" office:value-type="string">
            <text:p>Лампа</text:p>
          </table:table-cell>
          <table:table-cell table:style-name="ce4" office:value-type="string">
            <text:p>λ, нм</text:p>
          </table:table-cell>
          <table:table-cell table:style-name="ce4" office:value-type="string">
            <text:p>Δλ, пм</text:p>
          </table:table-cell>
          <table:table-cell table:style-name="ce4" office:value-type="string">
            <text:p>Δλ<text:span text:style-name="T1">кл</text:span><text:span text:style-name="T2">ест </text:span>, пм</text:p>
          </table:table-cell>
          <table:table-cell table:style-name="ce4" office:value-type="string">
            <text:p><text:span text:style-name="T3">Δλ</text:span><text:span text:style-name="T1">кв</text:span><text:span text:style-name="T2">ест </text:span>, пм</text:p>
          </table:table-cell>
          <table:table-cell table:style-name="ce4" office:value-type="string">
            <text:p>Δλ<text:span text:style-name="T2">допл </text:span>, пм</text:p>
          </table:table-cell>
          <table:table-cell table:style-name="ce4" office:value-type="string">
            <text:p>Δλ<text:span text:style-name="T2">ст </text:span>, пм</text:p>
          </table:table-cell>
          <table:table-cell table:style-name="ce16" office:value-type="string">
            <text:p>T, <text:span text:style-name="T4">°K</text:span></text:p>
          </table:table-cell>
          <table:table-cell table:style-name="ce19" office:value-type="string">
            <text:p>P, атм</text:p>
          </table:table-cell>
          <table:table-cell table:style-name="ce22" office:value-type="string">
            <text:p>I<text:span text:style-name="T2">max</text:span></text:p>
          </table:table-cell>
          <table:table-cell table:style-name="ce22" office:value-type="string">
            <text:p>I<text:span text:style-name="T2">min</text:span></text:p>
          </table:table-cell>
          <table:table-cell table:style-name="ce22" office:value-type="string">
            <text:p>&lt;I&gt;</text:p>
          </table:table-cell>
          <table:table-cell table:style-name="ce22" office:value-type="string">
            <text:p><text:span text:style-name="T4">λ</text:span><text:span text:style-name="T2">н</text:span><text:span text:style-name="T3"> , нм</text:span></text:p>
          </table:table-cell>
          <table:table-cell table:style-name="ce22" office:value-type="string">
            <text:p><text:span text:style-name="T4">λ</text:span><text:span text:style-name="T2">к</text:span><text:span text:style-name="T3"> , нм</text:span></text:p>
          </table:table-cell>
        </table:table-row>
        <table:table-row table:style-name="ro2">
          <table:table-cell office:value-type="string" table:number-columns-spanned="1" table:number-rows-spanned="3">
            <text:p>ДРГС-12</text:p>
          </table:table-cell>
          <table:table-cell table:formula="of:=AVERAGE([.M2:.N2])" office:value-type="float" office:value="433.835">
            <text:p>433,84</text:p>
          </table:table-cell>
          <table:table-cell table:formula="of:=1000*([.N2]-[.M2])" office:value-type="float" office:value="189.999999999998">
            <text:p>190</text:p>
          </table:table-cell>
          <table:table-cell table:style-name="ce9" office:value-type="float" office:value="0.0118" table:number-columns-spanned="1" table:number-rows-spanned="6">
            <text:p>0,0118</text:p>
          </table:table-cell>
          <table:table-cell/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table-cell office:value-type="float" office:value="500" table:number-columns-spanned="1" table:number-rows-spanned="3">
            <text:p>500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2373.5">
            <text:p>12373,5</text:p>
          </table:table-cell>
          <table:table-cell office:value-type="float" office:value="6508.08">
            <text:p>6508,08</text:p>
          </table:table-cell>
          <table:table-cell table:formula="of:=AVERAGE([.J2:.K2])" office:value-type="float" office:value="9440.79">
            <text:p>9440,79</text:p>
          </table:table-cell>
          <table:table-cell office:value-type="float" office:value="433.74">
            <text:p>433,74</text:p>
          </table:table-cell>
          <table:table-cell office:value-type="float" office:value="433.93">
            <text:p>433,93</text:p>
          </table:table-cell>
        </table:table-row>
        <table:table-row table:style-name="ro2">
          <table:covered-table-cell/>
          <table:table-cell table:formula="of:=AVERAGE([.M3:.N3])" office:value-type="float" office:value="434.685">
            <text:p>434,69</text:p>
          </table:table-cell>
          <table:table-cell table:formula="of:=1000*([.N3]-[.M3])" office:value-type="float" office:value="250">
            <text:p>250</text:p>
          </table:table-cell>
          <table:covered-table-cell/>
          <table:table-cell/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covered-table-cell table:number-columns-repeated="2"/>
          <table:table-cell office:value-type="float" office:value="9129.63">
            <text:p>9129,63</text:p>
          </table:table-cell>
          <table:table-cell office:value-type="float" office:value="3765">
            <text:p>3765</text:p>
          </table:table-cell>
          <table:table-cell table:formula="of:=AVERAGE([.J3:.K3])" office:value-type="float" office:value="6447.315">
            <text:p>6447,315</text:p>
          </table:table-cell>
          <table:table-cell office:value-type="float" office:value="434.56">
            <text:p>434,56</text:p>
          </table:table-cell>
          <table:table-cell office:value-type="float" office:value="434.81">
            <text:p>434,81</text:p>
          </table:table-cell>
        </table:table-row>
        <table:table-row table:style-name="ro2">
          <table:covered-table-cell/>
          <table:table-cell table:formula="of:=AVERAGE([.M4:.N4])" office:value-type="float" office:value="435.4">
            <text:p>435,40</text:p>
          </table:table-cell>
          <table:table-cell table:formula="of:=1000*([.N4]-[.M4])" office:value-type="float" office:value="400.000000000034">
            <text:p>400</text:p>
          </table:table-cell>
          <table:covered-table-cell table:style-name="ce11"/>
          <table:table-cell table:style-name="ce14" office:value-type="float" office:value="3.2">
            <text:p>3,2</text:p>
          </table:table-cell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covered-table-cell table:number-columns-repeated="2"/>
          <table:table-cell office:value-type="float" office:value="60527.6">
            <text:p>60527,6</text:p>
          </table:table-cell>
          <table:table-cell office:value-type="float" office:value="3751.6">
            <text:p>3751,6</text:p>
          </table:table-cell>
          <table:table-cell table:formula="of:=AVERAGE([.J4:.K4])" office:value-type="float" office:value="32139.6">
            <text:p>32139,6</text:p>
          </table:table-cell>
          <table:table-cell office:value-type="float" office:value="435.2">
            <text:p>435,20</text:p>
          </table:table-cell>
          <table:table-cell office:value-type="float" office:value="435.6">
            <text:p>435,60</text:p>
          </table:table-cell>
        </table:table-row>
        <table:table-row table:style-name="ro2">
          <table:table-cell table:style-name="ce3" office:value-type="string" table:number-columns-spanned="1" table:number-rows-spanned="3">
            <text:p>ДРШ-250</text:p>
          </table:table-cell>
          <table:table-cell table:formula="of:=AVERAGE([.M5:.N5])" office:value-type="float" office:value="433.8">
            <text:p>433,80</text:p>
          </table:table-cell>
          <table:table-cell table:formula="of:=1000*([.N5]-[.M5])" office:value-type="float" office:value="180.000000000007">
            <text:p>180</text:p>
          </table:table-cell>
          <table:covered-table-cell/>
          <table:table-cell/>
          <table:table-cell office:value-type="float" office:value="0.69">
            <text:p>0,69</text:p>
          </table:table-cell>
          <table:table-cell office:value-type="float" office:value="110">
            <text:p>110</text:p>
          </table:table-cell>
          <table:table-cell table:style-name="ce18" office:value-type="float" office:value="1000" table:number-columns-spanned="1" table:number-rows-spanned="3">
            <text:p>1000</text:p>
          </table:table-cell>
          <table:table-cell table:style-name="ce21" office:value-type="float" office:value="15" table:number-columns-spanned="1" table:number-rows-spanned="3">
            <text:p>15</text:p>
          </table:table-cell>
          <table:table-cell office:value-type="float" office:value="18763.71">
            <text:p>18763,71</text:p>
          </table:table-cell>
          <table:table-cell office:value-type="float" office:value="9505.15">
            <text:p>9505,15</text:p>
          </table:table-cell>
          <table:table-cell table:formula="of:=AVERAGE([.J5:.K5])" office:value-type="float" office:value="14134.43">
            <text:p>14134,43</text:p>
          </table:table-cell>
          <table:table-cell office:value-type="float" office:value="433.71">
            <text:p>433,71</text:p>
          </table:table-cell>
          <table:table-cell office:value-type="float" office:value="433.89">
            <text:p>433,89</text:p>
          </table:table-cell>
        </table:table-row>
        <table:table-row table:style-name="ro2">
          <table:covered-table-cell/>
          <table:table-cell table:formula="of:=AVERAGE([.M6:.N6])" office:value-type="float" office:value="434.63">
            <text:p>434,63</text:p>
          </table:table-cell>
          <table:table-cell table:formula="of:=1000*([.N6]-[.M6])" office:value-type="float" office:value="240.000000000009">
            <text:p>240</text:p>
          </table:table-cell>
          <table:covered-table-cell/>
          <table:table-cell/>
          <table:table-cell office:value-type="float" office:value="0.7">
            <text:p>0,7</text:p>
          </table:table-cell>
          <table:table-cell office:value-type="float" office:value="110">
            <text:p>110</text:p>
          </table:table-cell>
          <table:covered-table-cell table:number-columns-repeated="2"/>
          <table:table-cell office:value-type="float" office:value="46029.8">
            <text:p>46029,8</text:p>
          </table:table-cell>
          <table:table-cell office:value-type="float" office:value="9638.2">
            <text:p>9638,2</text:p>
          </table:table-cell>
          <table:table-cell table:formula="of:=AVERAGE([.J6:.K6])" office:value-type="float" office:value="27834">
            <text:p>27834</text:p>
          </table:table-cell>
          <table:table-cell office:value-type="float" office:value="434.51">
            <text:p>434,51</text:p>
          </table:table-cell>
          <table:table-cell office:value-type="float" office:value="434.75">
            <text:p>434,75</text:p>
          </table:table-cell>
        </table:table-row>
        <table:table-row table:style-name="ro2">
          <table:covered-table-cell table:style-name="ce3"/>
          <table:table-cell table:style-name="ce6" table:formula="of:=AVERAGE([.M7:.N7])" office:value-type="float" office:value="435.755">
            <text:p>435,76</text:p>
          </table:table-cell>
          <table:table-cell table:style-name="ce8" table:formula="of:=1000*([.N7]-[.M7])" office:value-type="float" office:value="310.000000000002">
            <text:p>310</text:p>
          </table:table-cell>
          <table:covered-table-cell table:style-name="ce12"/>
          <table:table-cell table:style-name="ce15" office:value-type="float" office:value="3.2">
            <text:p>3,2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111">
            <text:p>111</text:p>
          </table:table-cell>
          <table:covered-table-cell table:style-name="ce18"/>
          <table:covered-table-cell table:style-name="ce21"/>
          <table:table-cell office:value-type="float" office:value="253028.31">
            <text:p>253028,31</text:p>
          </table:table-cell>
          <table:table-cell office:value-type="float" office:value="1195.42">
            <text:p>1195,42</text:p>
          </table:table-cell>
          <table:table-cell table:formula="of:=AVERAGE([.J7:.K7])" office:value-type="float" office:value="127111.865">
            <text:p>127111,865</text:p>
          </table:table-cell>
          <table:table-cell office:value-type="float" office:value="435.6">
            <text:p>435,60</text:p>
          </table:table-cell>
          <table:table-cell office:value-type="float" office:value="435.91">
            <text:p>435,91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4.12.2015</text:date>, <text:time>14:12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23T11:56:54.61</meta:creation-date>
    <dc:date>2015-12-04T14:12:51.25</dc:date>
    <dc:creator>Егор Клёнин</dc:creator>
    <meta:editing-duration>PT8H23M42S</meta:editing-duration>
    <meta:editing-cycles>15</meta:editing-cycles>
    <meta:generator>OpenOffice/4.1.1$Win32 OpenOffice.org_project/411m6$Build-9775</meta:generator>
    <meta:document-statistic meta:table-count="3" meta:cell-count="77" meta:object-count="0"/>
  </office:meta>
</office:document-meta>
</file>